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31.4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17.15mm"/>
    </style:style>
    <style:style style:name="co11" style:family="table-column">
      <style:table-column-properties fo:break-before="auto" style:column-width="40.66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30.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34.03mm"/>
    </style:style>
    <style:style style:name="co16" style:family="table-column">
      <style:table-column-properties fo:break-before="auto" style:column-width="31.5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9.3mm"/>
    </style:style>
    <style:style style:name="ro1" style:family="table-row">
      <style:table-row-properties style:row-height="12.1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ce1"/>
        <table:table-column table:style-name="co17" table:number-columns-repeated="2" table:default-cell-style-name="ce2"/>
        <table:table-row table:style-name="ro1">
          <table:table-cell office:value-type="string" calcext:value-type="string">
            <text:p>Nome do Paciente</text:p>
          </table:table-cell>
          <table:table-cell table:style-name="Default" office:value-type="string" calcext:value-type="string">
            <text:p>Data de Nascimento</text:p>
          </table:table-cell>
          <table:table-cell office:value-type="string" calcext:value-type="string">
            <text:p>Tipo Sanguini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Pressão Minima Media</text:p>
          </table:table-cell>
          <table:table-cell office:value-type="string" calcext:value-type="string">
            <text:p>Pressão Maxima Media</text:p>
          </table:table-cell>
          <table:table-cell office:value-type="string" calcext:value-type="string">
            <text:p>Email Paciente</text:p>
          </table:table-cell>
          <table:table-cell office:value-type="string" calcext:value-type="string">
            <text:p>Telefone Paciente</text:p>
          </table:table-cell>
          <table:table-cell office:value-type="string" calcext:value-type="string">
            <text:p>Nome Medico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Email Medico</text:p>
          </table:table-cell>
          <table:table-cell office:value-type="string" calcext:value-type="string">
            <text:p>Favorito</text:p>
          </table:table-cell>
          <table:table-cell office:value-type="string" calcext:value-type="string">
            <text:p>Telefone Favorito</text:p>
          </table:table-cell>
          <table:table-cell office:value-type="string" calcext:value-type="string">
            <text:p>Email Favorito</text:p>
          </table:table-cell>
          <table:table-cell office:value-type="string" calcext:value-type="string">
            <text:p>Pressão Minima</text:p>
          </table:table-cell>
          <table:table-cell office:value-type="string" calcext:value-type="string">
            <text:p>Pressão Maxima 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Batimentos Cardíacos </text:p>
          </table:table-cell>
          <table:table-cell table:style-name="Default" office:value-type="string" calcext:value-type="string">
            <text:p>Data 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Hora Fim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0M00S" calcext:value-type="time">
            <text:p>10:50:00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.5" calcext:value-type="float">
            <text:p>36,5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05M00S" calcext:value-type="time">
            <text:p>10:05:00</text:p>
          </table:table-cell>
          <table:table-cell office:value-type="time" office:time-value="PT34H50M00S" calcext:value-type="time">
            <text:p>10:50:00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58H50M00S" calcext:value-type="time">
            <text:p>10:50:00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20M00S" calcext:value-type="time">
            <text:p>10:20:00</text:p>
          </table:table-cell>
          <table:table-cell office:value-type="time" office:time-value="PT82H50M00S" calcext:value-type="time">
            <text:p>10:50:00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06H50M00S" calcext:value-type="time">
            <text:p>10:50:00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0H50M00S" calcext:value-type="time">
            <text:p>10:50:00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54H50M00S" calcext:value-type="time">
            <text:p>10:50:00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.5" calcext:value-type="float">
            <text:p>36,5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78H50M00S" calcext:value-type="time">
            <text:p>10:50:00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50M00S" calcext:value-type="time">
            <text:p>10:50:00</text:p>
          </table:table-cell>
          <table:table-cell office:value-type="time" office:time-value="PT202H50M00S" calcext:value-type="time">
            <text:p>10:50:00</text:p>
          </table:table-cell>
        </table:table-row>
        <table:table-row table:style-name="ro2">
          <table:table-cell office:value-type="string" calcext:value-type="string">
            <text:p>Paulo Joao</text:p>
          </table:table-cell>
          <table:table-cell office:value-type="date" office:date-value="1992-08-20" calcext:value-type="date">
            <text:p>20/08/9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o@</text:p>
          </table:table-cell>
          <table:table-cell office:value-type="float" office:value="32323232" calcext:value-type="float">
            <text:p>32323232</text:p>
          </table:table-cell>
          <table:table-cell office:value-type="string" calcext:value-type="string">
            <text:p>Andre</text:p>
          </table:table-cell>
          <table:table-cell office:value-type="float" office:value="31313131" calcext:value-type="float">
            <text:p>31313131</text:p>
          </table:table-cell>
          <table:table-cell office:value-type="string" calcext:value-type="string">
            <text:p>AndrezinhoCortecurto@</text:p>
          </table:table-cell>
          <table:table-cell office:value-type="string" calcext:value-type="string">
            <text:p>Mamãe</text:p>
          </table:table-cell>
          <table:table-cell office:value-type="float" office:value="32565656" calcext:value-type="float">
            <text:p>32565656</text:p>
          </table:table-cell>
          <table:table-cell office:value-type="string" calcext:value-type="string">
            <text:p>geruza@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date" office:date-value="2018-08-20" calcext:value-type="date">
            <text:p>20/08/18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226H50M00S" calcext:value-type="time">
            <text:p>10:5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08:34:43.647000000</meta:creation-date>
    <dc:date>2018-08-23T09:30:28.534000000</dc:date>
    <meta:editing-duration>PT3M25S</meta:editing-duration>
    <meta:editing-cycles>1</meta:editing-cycles>
    <meta:document-statistic meta:table-count="1" meta:cell-count="231" meta:object-count="0"/>
    <meta:generator>LibreOffice/6.0.4.2$Windows_X86_64 LibreOffice_project/9b0d9b32d5dcda91d2f1a96dc04c645c450872bf</meta:generator>
  </office:meta>
</office:document-meta>
</file>